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3b35d" style:font-style-asian="italic" style:font-style-complex="italic"/>
    </style:style>
    <style:style style:name="P3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4" style:family="paragraph" style:parent-style-name="Header">
      <style:text-properties fo:font-style="italic" officeooo:rsid="0020c4ef" officeooo:paragraph-rsid="0020c4ef" style:font-style-asian="italic" style:font-style-complex="italic"/>
    </style:style>
    <style:style style:name="P5" style:family="paragraph" style:parent-style-name="Standard">
      <style:paragraph-properties fo:break-before="page"/>
      <style:text-properties officeooo:rsid="00150b9f" officeooo:paragraph-rsid="00150b9f"/>
    </style:style>
    <style:style style:name="P6" style:family="paragraph" style:parent-style-name="Standard">
      <style:text-properties officeooo:rsid="00150b9f" officeooo:paragraph-rsid="00150b9f"/>
    </style:style>
    <style:style style:name="P7" style:family="paragraph" style:parent-style-name="Text_20_body">
      <style:paragraph-properties fo:padding="0.049cm" fo:border="0.06pt solid #d9d9e3"/>
    </style:style>
    <style:style style:name="P8" style:family="paragraph" style:parent-style-name="Text_20_body">
      <style:text-properties officeooo:rsid="00150b9f" officeooo:paragraph-rsid="00150b9f"/>
    </style:style>
    <style:style style:name="P9" style:family="paragraph" style:parent-style-name="Text_20_body">
      <style:paragraph-properties fo:padding="0.049cm" fo:border="0.06pt solid #d9d9e3"/>
      <style:text-properties officeooo:rsid="00150b9f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51414"/>
    </style:style>
    <style:style style:name="T3" style:family="text">
      <style:text-properties officeooo:rsid="0016f151"/>
    </style:style>
    <style:style style:name="T4" style:family="text">
      <style:text-properties officeooo:rsid="0019d0b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egunta 1:</text:p>
      <text:p text:style-name="P9">¿Qué es la línea de comandos en un sistema operativo y cuál es su propósito?</text:p>
      <text:p text:style-name="P9"/>
      <text:p text:style-name="P9">Respuesta 1:</text:p>
      <text:p text:style-name="P9">La línea de comandos es una interfaz de texto que permite a los usuarios interactuar con un sistema operativo mediante la introducción de comandos. Su propósito es realizar tareas y gestionar el sistema de manera eficiente.</text:p>
      <text:p text:style-name="P9"/>
      <text:p text:style-name="P9">Pregunta 2:</text:p>
      <text:p text:style-name="P9">¿Cuál es el intérprete de comandos (shell) predeterminado en la mayoría de las distribuciones Linux?</text:p>
      <text:p text:style-name="P9"/>
      <text:p text:style-name="P9">Respuesta 2:</text:p>
      <text:p text:style-name="P9">El intérprete de comandos (shell) predeterminado en la mayoría de las distribuciones Linux es "bash" (Bourne-Again Shell).</text:p>
      <text:p text:style-name="P9"/>
      <text:p text:style-name="P9">Pregunta 3:</text:p>
      <text:p text:style-name="P9">¿Cuál es el comando para listar los archivos y directorios en un directorio desde la línea de comandos?</text:p>
      <text:p text:style-name="P9"/>
      <text:p text:style-name="P9">Respuesta 3:</text:p>
      <text:p text:style-name="P9">El comando para listar los archivos y directorios en un directorio es ls.</text:p>
      <text:p text:style-name="P9"/>
      <text:p text:style-name="P9">Pregunta 4:</text:p>
      <text:p text:style-name="P9">¿Qué hace el comando pwd en la línea de comandos?</text:p>
      <text:p text:style-name="P9"/>
      <text:p text:style-name="P9">Respuesta 4:</text:p>
      <text:p text:style-name="P9">El comando pwd muestra el directorio actual (ruta de trabajo).</text:p>
      <text:p text:style-name="P9"/>
      <text:p text:style-name="P9">Pregunta 5:</text:p>
      <text:p text:style-name="P9"><text:soft-page-break/>¿Cuál es el comando para cambiar de directorio en la línea de comandos?</text:p>
      <text:p text:style-name="P9"/>
      <text:p text:style-name="P9">Respuesta 5:</text:p>
      <text:p text:style-name="P9">El comando para cambiar de directorio es cd.</text:p>
      <text:p text:style-name="P9"/>
      <text:p text:style-name="P9">Pregunta 6:</text:p>
      <text:p text:style-name="P9">¿Qué es un "argumento" en un comando de línea de comandos?</text:p>
      <text:p text:style-name="P9"/>
      <text:p text:style-name="P9">Respuesta 6:</text:p>
      <text:p text:style-name="P9">Un argumento es un valor o una opción que se proporciona a un comando para modificar su comportamiento o especificar datos de entrada.</text:p>
      <text:p text:style-name="P9"/>
      <text:p text:style-name="P9">Pregunta 7:</text:p>
      <text:p text:style-name="P9">¿Cuál es el comando para crear un directorio en la línea de comandos?</text:p>
      <text:p text:style-name="P9"/>
      <text:p text:style-name="P9">Respuesta 7:</text:p>
      <text:p text:style-name="P9">El comando para crear un directorio es mkdir.</text:p>
      <text:p text:style-name="P9"/>
      <text:p text:style-name="P9">Pregunta 8:</text:p>
      <text:p text:style-name="P9">¿Cuál es el comando para crear un archivo vacío en la línea de comandos?</text:p>
      <text:p text:style-name="P9"/>
      <text:p text:style-name="P9">Respuesta 8:</text:p>
      <text:p text:style-name="P9">El comando para crear un archivo vacío es touch.</text:p>
      <text:p text:style-name="P9"/>
      <text:p text:style-name="P9">Pregunta 9:</text:p>
      <text:p text:style-name="P9">¿Cuál es el comando para copiar archivos o directorios en la línea de comandos?</text:p>
      <text:p text:style-name="P9"/>
      <text:p text:style-name="P9">Respuesta 9:</text:p>
      <text:p text:style-name="P9">El comando para copiar archivos o directorios es cp.</text:p>
      <text:p text:style-name="P9"><text:soft-page-break/></text:p>
      <text:p text:style-name="P9">Pregunta 10:</text:p>
      <text:p text:style-name="P9">¿Cuál es el comando para mover archivos o directorios en la línea de comandos?</text:p>
      <text:p text:style-name="P9"/>
      <text:p text:style-name="P9">Respuesta 10:</text:p>
      <text:p text:style-name="P9">El comando para mover archivos o directorios es mv.</text:p>
      <text:p text:style-name="P9"/>
      <text:p text:style-name="P9">Pregunta 11:</text:p>
      <text:p text:style-name="P9">¿Qué hace el comando rm en la línea de comandos?</text:p>
      <text:p text:style-name="P9"/>
      <text:p text:style-name="P9">Respuesta 11:</text:p>
      <text:p text:style-name="P9">El comando rm se utiliza para eliminar archivos o directorios.</text:p>
      <text:p text:style-name="P9"/>
      <text:p text:style-name="P9">Pregunta 12:</text:p>
      <text:p text:style-name="P9">¿Cuál es el comando para mostrar el contenido de un archivo de texto en la línea de comandos?</text:p>
      <text:p text:style-name="P9"/>
      <text:p text:style-name="P9">Respuesta 12:</text:p>
      <text:p text:style-name="P9">El comando para mostrar el contenido de un archivo de texto es cat.</text:p>
      <text:p text:style-name="P9"/>
      <text:p text:style-name="P9">Pregunta 13:</text:p>
      <text:p text:style-name="P9">¿Qué es la "redirección" en la línea de comandos y cuál es su propósito?</text:p>
      <text:p text:style-name="P9"/>
      <text:p text:style-name="P9">Respuesta 13:</text:p>
      <text:p text:style-name="P9">La redirección permite cambiar la dirección de entrada o salida de un comando. Su propósito es redirigir datos desde o hacia archivos u otros comandos.</text:p>
      <text:p text:style-name="P9"/>
      <text:p text:style-name="P9">Pregunta 14:</text:p>
      <text:p text:style-name="P9">¿Cuál es el comando para buscar archivos o directorios en la línea de comandos?</text:p>
      <text:p text:style-name="P9"/>
      <text:p text:style-name="P9"><text:soft-page-break/>Respuesta 14:</text:p>
      <text:p text:style-name="P9">El comando para buscar archivos o directorios es find.</text:p>
      <text:p text:style-name="P9"/>
      <text:p text:style-name="P9">Pregunta 15:</text:p>
      <text:p text:style-name="P9">¿Qué es un "pipe" (|) en la línea de comandos y cómo se utiliza?</text:p>
      <text:p text:style-name="P9"/>
      <text:p text:style-name="P9">Respuesta 15:</text:p>
      <text:p text:style-name="P9">Un pipe (|) es un operador que se utiliza para pasar la salida de un comando como entrada a otro. Se utiliza para encadenar comandos.</text:p>
      <text:p text:style-name="P9"/>
      <text:p text:style-name="P9">Pregunta 16:</text:p>
      <text:p text:style-name="P9">¿Cuál es el comando para listar procesos en ejecución en la línea de comandos?</text:p>
      <text:p text:style-name="P9"/>
      <text:p text:style-name="P9">Respuesta 16:</text:p>
      <text:p text:style-name="P9">El comando para listar procesos en ejecución es ps.</text:p>
      <text:p text:style-name="P9"/>
      <text:p text:style-name="P9">Pregunta 17:</text:p>
      <text:p text:style-name="P9">¿Qué es el "prompt" en la línea de comandos y cuál es su función?</text:p>
      <text:p text:style-name="P9"/>
      <text:p text:style-name="P9">Respuesta 17:</text:p>
      <text:p text:style-name="P9">El prompt es la indicación visual (generalmente un símbolo o texto) que muestra la línea de comandos y espera la entrada del usuario. Su función es indicar que está listo para recibir un comando.</text:p>
      <text:p text:style-name="P9"/>
      <text:p text:style-name="P9">Pregunta 18:</text:p>
      <text:p text:style-name="P9">¿Cuál es el comando para detener un proceso en ejecución en la línea de comandos?</text:p>
      <text:p text:style-name="P9"/>
      <text:p text:style-name="P9">Respuesta 18:</text:p>
      <text:p text:style-name="P9">El comando para detener un proceso en ejecución es kill.</text:p>
      <text:p text:style-name="P9"/>
      <text:p text:style-name="P9"><text:soft-page-break/>Pregunta 19:</text:p>
      <text:p text:style-name="P9">¿Qué es un "alias" en la línea de comandos y cómo se crea?</text:p>
      <text:p text:style-name="P9"/>
      <text:p text:style-name="P9">Respuesta 19:</text:p>
      <text:p text:style-name="P9">Un alias es un atajo o nombre alternativo para un comando. Se crea utilizando el comando alias.</text:p>
      <text:p text:style-name="P9"/>
      <text:p text:style-name="P9">Pregunta 20:</text:p>
      <text:p text:style-name="P9">¿Cuál es el comando para obtener información sobre un comando específico en la línea de comandos?</text:p>
      <text:p text:style-name="P9"/>
      <text:p text:style-name="P9">Respuesta 20:</text:p>
      <text:p text:style-name="P9">El comando para obtener información sobre un comando específico es man (manual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20c4ef" officeooo:paragraph-rsid="0020c4ef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66cm" svg:width="5.054cm" svg:height="1.207cm" draw:z-index="4"><draw:image xlink:href="Pictures/10000001000001360000004A30263C5DB1AE7E44.png" xlink:type="simple" xlink:show="embed" xlink:actuate="onLoad" draw:mime-type="image/png"/></draw:frame>Comandos GNU/linux</text:p>
        <text:p text:style-name="MP2"><text:s text:c="2"/>Trabajar desde la línea de comandos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1:07:55.629708313</dc:date>
    <meta:editing-duration>PT1H3M8S</meta:editing-duration>
    <meta:editing-cycles>17</meta:editing-cycles>
    <meta:generator>LibreOffice/7.4.1.2$Linux_X86_64 LibreOffice_project/3c58a8f3a960df8bc8fd77b461821e42c061c5f0</meta:generator>
    <meta:document-statistic meta:table-count="0" meta:image-count="2" meta:object-count="0" meta:page-count="5" meta:paragraph-count="84" meta:word-count="677" meta:character-count="3850" meta:non-whitespace-character-count="3255"/>
  </office:meta>
</office:document-meta>
</file>